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83f9" officeooo:paragraph-rsid="000483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RROLLO DE PRACTICAS SOBRE PL/SQ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4:56:13.027795196</meta:creation-date>
    <dc:date>2025-01-30T14:56:56.945074927</dc:date>
    <meta:editing-duration>PT50S</meta:editing-duration>
    <meta:editing-cycles>1</meta:editing-cycles>
    <meta:document-statistic meta:table-count="0" meta:image-count="0" meta:object-count="0" meta:page-count="1" meta:paragraph-count="1" meta:word-count="5" meta:character-count="36" meta:non-whitespace-character-count="32"/>
    <meta:generator>LibreOffice/7.5.5.2$Linux_X86_64 LibreOffice_project/50$Build-2</meta:generator>
  </office:meta>
</office:document-meta>
</file>